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3.5625in"/>
    </style:style>
    <style:style style:name="Table1.A1" style:family="table-cell">
      <style:table-cell-properties style:vertical-align="bottom" fo:padding="0in" fo:border="none"/>
    </style:style>
    <style:style style:name="Table1.A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5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5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5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6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6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6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7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7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7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8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8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8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9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9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9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10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0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10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11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1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11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1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12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1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13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1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B1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C14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P1" style:family="paragraph" style:parent-style-name="Heading_20_3">
      <style:paragraph-properties fo:line-height="100%"/>
      <style:text-properties fo:font-variant="normal" fo:text-transform="none" fo:color="#404040" loext:opacity="100%" style:font-name="Roboto Slab" fo:font-size="15pt" fo:letter-spacing="normal" fo:font-style="normal" fo:font-weight="normal" officeooo:rsid="0002772e" officeooo:paragraph-rsid="0002772e" style:font-size-asian="8pt" style:font-size-complex="8pt"/>
    </style:style>
    <style:style style:name="P2" style:family="paragraph" style:parent-style-name="Standard">
      <style:text-properties officeooo:rsid="0000d46d" officeooo:paragraph-rsid="0000d46d"/>
    </style:style>
    <style:style style:name="P3" style:family="paragraph" style:parent-style-name="Standard">
      <style:text-properties officeooo:rsid="0002772e" officeooo:paragraph-rsid="0002772e"/>
    </style:style>
    <style:style style:name="P4" style:family="paragraph" style:parent-style-name="Standard">
      <style:paragraph-properties fo:line-height="100%"/>
      <style:text-properties fo:font-size="8pt" officeooo:rsid="0002772e" officeooo:paragraph-rsid="0002772e" style:font-size-asian="8pt" style:font-size-complex="8pt"/>
    </style:style>
    <style:style style:name="P5" style:family="paragraph" style:parent-style-name="Table_20_Contents">
      <style:paragraph-properties fo:margin-top="0in" fo:margin-bottom="0in" style:contextual-spacing="false"/>
      <style:text-properties fo:font-size="10.5pt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font-size="10.5pt"/>
    </style:style>
    <style:style style:name="P8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  <style:text-properties fo:font-size="10.5pt" fo:font-weight="bold"/>
    </style:style>
    <style:style style:name="P9" style:family="paragraph" style:parent-style-name="Text_20_body">
      <style:paragraph-properties fo:line-height="100%"/>
      <style:text-properties officeooo:rsid="0002772e" officeooo:paragraph-rsid="0002772e"/>
    </style:style>
    <style:style style:name="P10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.25in" fo:margin-right="0in" fo:margin-top="0in" fo:margin-bottom="0.25in" style:contextual-spacing="false" fo:line-height="100%" fo:orphans="2" fo:widows="2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.25in" fo:margin-right="0in" fo:margin-top="0in" fo:margin-bottom="0.25in" style:contextual-spacing="false" fo:line-height="100%" fo:orphans="2" fo:widows="2" fo:text-indent="0in" style:auto-text-indent="false" fo:padding="0in" fo:border="none"/>
    </style:style>
    <style:style style:name="T1" style:family="text">
      <style:text-properties style:font-name="Lato" fo:font-size="12pt"/>
    </style:style>
    <style:style style:name="T2" style:family="text">
      <style:text-properties fo:color="#404040" loext:opacity="100%" style:font-name="Lato" fo:font-size="12pt" fo:letter-spacing="normal" fo:font-weight="normal"/>
    </style:style>
    <style:style style:name="T3" style:family="text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Lato" fo:font-size="12pt" fo:letter-spacing="normal" fo:font-style="normal" fo:font-weight="bold"/>
    </style:style>
    <style:style style:name="T5" style:family="text">
      <style:text-properties fo:font-variant="normal" fo:text-transform="none" fo:color="#404040" loext:opacity="100%" style:font-name="Lato" fo:letter-spacing="normal" fo:font-style="normal" fo:font-weight="normal"/>
    </style:style>
    <style:style style:name="T6" style:family="text">
      <style:text-properties fo:font-variant="normal" fo:text-transform="none" fo:color="#404040" loext:opacity="100%" style:font-name="Lato" fo:letter-spacing="normal" fo:font-style="normal" fo:font-weight="bold"/>
    </style:style>
    <style:style style:name="T7" style:family="text">
      <style:text-properties fo:font-variant="normal" fo:text-transform="none" fo:color="#404040" loext:opacity="100%" style:font-name="Lato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404040" loext:opacity="100%" style:font-name="Lato" fo:font-size="8pt" fo:letter-spacing="normal" fo:font-style="normal" fo:font-weight="bold" style:font-size-asian="8pt" style:font-size-complex="8pt"/>
    </style:style>
    <style:style style:name="T9" style:family="text">
      <style:text-properties fo:font-variant="normal" fo:text-transform="none" fo:color="#404040" loext:opacity="100%" fo:letter-spacing="normal"/>
    </style:style>
    <style:style style:name="T10" style:family="text">
      <style:text-properties fo:font-variant="normal" fo:text-transform="none" fo:color="#e74c3c" loext:opacity="100%" style:font-name="SFMono-Regular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1" style:family="text">
      <style:text-properties fo:font-variant="normal" fo:text-transform="none" fo:color="#e74c3c" loext:opacity="100%" style:font-name="SFMono-Regular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2" style:family="text">
      <style:text-properties fo:font-variant="normal" fo:text-transform="none" fo:color="#e74c3c" loext:opacity="100%" style:font-name="SFMono-Regular" fo:font-size="8pt" fo:letter-spacing="normal" fo:font-style="normal" fo:font-weight="normal" fo:background-color="#ffffff" loext:char-shading-value="0" style:font-size-asian="8pt" style:font-size-complex="8pt" loext:padding-left="0.052in" loext:padding-right="0.052in" loext:padding-top="0.0209in" loext:padding-bottom="0.0209in" loext:border="0.06pt solid #e1e4e5"/>
    </style:style>
    <style:style style:name="T13" style:family="text">
      <style:text-properties fo:font-variant="normal" fo:text-transform="none" fo:color="#2980b9" loext:opacity="100%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da : gestionnaire de package python</text:p>
      <text:p text:style-name="P3">pip : gestionnaire de package python</text:p>
      <text:p text:style-name="P9"><text:span text:style-name="T7">Voici une liste de commandes </text:span><text:span text:style-name="Strong_20_Emphasis"><text:span text:style-name="T8">conda</text:span></text:span><text:span text:style-name="T7"> utiles:</text:span></text:p>
      <text:list xml:id="list3789925388" text:style-name="L1">
        <text:list-item>
          <text:p text:style-name="P11"><text:span text:style-name="Source_20_Text"><text:span text:style-name="T12">conda update conda</text:span></text:span><text:span text:style-name="T7"> met à jour </text:span><text:span text:style-name="Strong_20_Emphasis"><text:span text:style-name="T8">conda</text:span></text:span><text:span text:style-name="T7">,</text:span></text:p>
        </text:list-item>
        <text:list-item>
          <text:p text:style-name="P11"><text:span text:style-name="Source_20_Text"><text:span text:style-name="T12">conda info --envs</text:span></text:span><text:span text:style-name="T7"> affiche la liste des environnements installés, l’astérisque signale l’environnement actuellement activé,</text:span></text:p>
        </text:list-item>
        <text:list-item>
          <text:p text:style-name="P11"><text:span text:style-name="Source_20_Text"><text:span text:style-name="T12">conda create --name datascience python=3.7 pandas</text:span></text:span><text:span text:style-name="T7"> crée un environnement nommé </text:span><text:span text:style-name="Emphasis"><text:span text:style-name="T7">datascience</text:span></text:span><text:span text:style-name="T7"> dans lequel on souhaite installer la version 3.7 de Python ainsi que </text:span><text:span text:style-name="Emphasis"><text:span text:style-name="T7">pandas</text:span></text:span><text:span text:style-name="T7">, </text:span><text:span text:style-name="Strong_20_Emphasis"><text:span text:style-name="T8">conda</text:span></text:span><text:span text:style-name="T7"> vérifie si cette combinaison est possible, et l’installera si oui, en sélectionnant les versions compatibles les plus à jour,</text:span></text:p>
        </text:list-item>
        <text:list-item>
          <text:p text:style-name="P11"><text:span text:style-name="Source_20_Text"><text:span text:style-name="T12">conda activate datascience</text:span></text:span><text:span text:style-name="T7"> active l’environnement </text:span><text:span text:style-name="Emphasis"><text:span text:style-name="T7">datascience</text:span></text:span><text:span text:style-name="T7">,</text:span></text:p>
        </text:list-item>
        <text:list-item>
          <text:p text:style-name="P11"><text:span text:style-name="Source_20_Text"><text:span text:style-name="T12">conda install matplotlib</text:span></text:span><text:span text:style-name="T7"> installer </text:span><text:span text:style-name="Emphasis"><text:span text:style-name="T7">matplotlib</text:span></text:span><text:span text:style-name="T7"> dans l’environnement actif (</text:span><text:span text:style-name="Emphasis"><text:span text:style-name="T7">datascience</text:span></text:span><text:span text:style-name="T7">)</text:span></text:p>
        </text:list-item>
        <text:list-item>
          <text:p text:style-name="P11"><text:span text:style-name="Source_20_Text"><text:span text:style-name="T12">conda list</text:span></text:span><text:span text:style-name="T7"> affiche tous les packages installés dans l’environnement actif,</text:span></text:p>
        </text:list-item>
        <text:list-item>
          <text:p text:style-name="P11"><text:span text:style-name="Source_20_Text"><text:span text:style-name="T12">conda env export &gt; environment.yml</text:span></text:span><text:span text:style-name="T7"> exporte la liste des packages installés et leur version dans le fichier </text:span><text:span text:style-name="Emphasis"><text:span text:style-name="T7">environment.yml</text:span></text:span><text:span text:style-name="T7">, il s’agit d’une manière simple d’enregistrer la configuration d’un environnement, pour pouvoir le partager à d’autres personnes par exemple,</text:span></text:p>
        </text:list-item>
        <text:list-item>
          <text:p text:style-name="P11"><text:span text:style-name="Source_20_Text"><text:span text:style-name="T12">conda remove pandas</text:span></text:span><text:span text:style-name="T7"> supprime </text:span><text:span text:style-name="Emphasis"><text:span text:style-name="T7">pandas</text:span></text:span><text:span text:style-name="T7"> et les packages dont il dépend s’ils ne sont plus utiles à d’autres packages dans l’environnement,</text:span></text:p>
        </text:list-item>
        <text:list-item>
          <text:p text:style-name="P11"><text:span text:style-name="Source_20_Text"><text:span text:style-name="T12">conda deactivate</text:span></text:span><text:span text:style-name="T7"> désactive l’environnement actif (fonctionne aussi pour l’environnement </text:span><text:span text:style-name="Emphasis"><text:span text:style-name="T7">base</text:span></text:span><text:span text:style-name="T7">),</text:span></text:p>
        </text:list-item>
        <text:list-item>
          <text:p text:style-name="P11"><text:span text:style-name="Source_20_Text"><text:span text:style-name="T12">conda remove --name datascience --all</text:span></text:span><text:span text:style-name="T7"> supprime l’environnement </text:span><text:span text:style-name="Emphasis"><text:span text:style-name="T7">datascience</text:span></text:span><text:span text:style-name="T7"> ainsi que les fichiers d’installation.</text:span></text:p>
        </text:list-item>
      </text:list>
      <text:p text:style-name="P9"><text:span text:style-name="T7">La liste des commandes </text:span><text:span text:style-name="Strong_20_Emphasis"><text:span text:style-name="T8">pip</text:span></text:span><text:span text:style-name="T7"> qu’on utilisera est plus courte:</text:span></text:p>
      <text:list xml:id="list1430335619" text:style-name="L2">
        <text:list-item>
          <text:p text:style-name="P12"><text:span text:style-name="Source_20_Text"><text:span text:style-name="T12">pip install pandas</text:span></text:span><text:span text:style-name="T7"> installe </text:span><text:span text:style-name="Emphasis"><text:span text:style-name="T7">pandas</text:span></text:span><text:span text:style-name="T7">,</text:span></text:p>
        </text:list-item>
        <text:list-item>
          <text:p text:style-name="P12"><text:span text:style-name="Source_20_Text"><text:span text:style-name="T12">pip uninstall pandas</text:span></text:span><text:span text:style-name="T7"> désinstalle </text:span><text:span text:style-name="Emphasis"><text:span text:style-name="T7">pandas</text:span></text:span><text:span text:style-name="T7">.</text:span></text:p>
        </text:list-item>
      </text:list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/></text:a></text:p>
      <text:p text:style-name="P4"><text:soft-page-break/><text:a xlink:type="simple" xlink:href="https://www.spyder-ide.org/" text:style-name="Internet_20_link" text:visited-style-name="Visited_20_Internet_20_Link"><text:span text:style-name="T13"/></text:a></text:p>
      <text:p text:style-name="P4"><text:a xlink:type="simple" xlink:href="https://www.spyder-ide.org/" text:style-name="Internet_20_link" text:visited-style-name="Visited_20_Internet_20_Link"><text:span text:style-name="T13">Spyder</text:span></text:a><text:span text:style-name="T9"> </text:span><text:span text:style-name="T3">peut être installé directement avec </text:span><text:span text:style-name="Strong_20_Emphasis"><text:span text:style-name="T3">conda</text:span></text:span><text:span text:style-name="T9"> </text:span><text:span text:style-name="T3">en exécutant </text:span><text:span text:style-name="Source_20_Text"><text:span text:style-name="T10">conda install spyder</text:span></text:span><text:span text:style-name="T9"> </text:span><text:span text:style-name="T3">On privilégiera une installation de </text:span><text:span text:style-name="Strong_20_Emphasis"><text:span text:style-name="T3">Spyder</text:span></text:span><text:span text:style-name="T9"> </text:span><text:span text:style-name="T3">dans un environnement dédié, avec la commande </text:span><text:span text:style-name="Source_20_Text"><text:span text:style-name="T10">conda create -n spyder_env python=3.7 spyder pandas</text:span></text:span><text:span text:style-name="T3">. Une fois installé, on le lance en cliquant sur le raccourci ajouté dans la barre de lancement de </text:span><text:span text:style-name="Emphasis"><text:span text:style-name="T2">Windows</text:span></text:span><text:span text:style-name="T3">, ou en exécutant </text:span><text:span text:style-name="Source_20_Text"><text:span text:style-name="T10">spyder</text:span></text:span><text:span text:style-name="T9"> </text:span><text:span text:style-name="T3">dans l’environnement virtuel dans lequel il a été installé.</text:span></text:p>
      <text:p text:style-name="P4"><text:span text:style-name="T3"/></text:p>
      <text:h text:style-name="P1" text:outline-level="3"><text:span text:style-name="T1">Raccourcis</text:span></text:h>
      <text:p text:style-name="P10"><text:span text:style-name="T3">Voici une courte liste de raccourcis </text:span><text:span text:style-name="Strong_20_Emphasis"><text:span text:style-name="T4">Spyder</text:span></text:span><text:span text:style-name="T3"> bien utile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3912717705968">
            <table:table-cell table:style-name="Table1.A1" office:value-type="string">
              <text:p text:style-name="P8">Context</text:p>
            </table:table-cell>
            <table:table-cell table:style-name="Table1.A1" office:value-type="string">
              <text:p text:style-name="P8">Name</text:p>
            </table:table-cell>
            <table:table-cell table:style-name="Table1.A1" office:value-type="string">
              <text:p text:style-name="P8">Shortcut</text:p>
            </table:table-cell>
          </table:table-row>
        </table:table-header-rows>
        <table:table-row table:style-name="TableLine93912717705968">
          <table:table-cell table:style-name="Table1.A2" office:value-type="string">
            <text:p text:style-name="P7">editor</text:p>
          </table:table-cell>
          <table:table-cell table:style-name="Table1.B2" office:value-type="string">
            <text:p text:style-name="P7">run selection</text:p>
          </table:table-cell>
          <table:table-cell table:style-name="Table1.C2" office:value-type="string">
            <text:p text:style-name="P7">F9</text:p>
          </table:table-cell>
        </table:table-row>
        <table:table-row table:style-name="TableLine93912717705968">
          <table:table-cell table:style-name="Table1.A3" office:value-type="string">
            <text:p text:style-name="P6"> </text:p>
          </table:table-cell>
          <table:table-cell table:style-name="Table1.B3" office:value-type="string">
            <text:p text:style-name="P7">run</text:p>
          </table:table-cell>
          <table:table-cell table:style-name="Table1.C3" office:value-type="string">
            <text:p text:style-name="P7">F5</text:p>
          </table:table-cell>
        </table:table-row>
        <table:table-row table:style-name="TableLine93912717705968">
          <table:table-cell table:style-name="Table1.A4" office:value-type="string">
            <text:p text:style-name="P7">editor</text:p>
          </table:table-cell>
          <table:table-cell table:style-name="Table1.B4" office:value-type="string">
            <text:p text:style-name="P7">copy line</text:p>
          </table:table-cell>
          <table:table-cell table:style-name="Table1.C4" office:value-type="string">
            <text:p text:style-name="P7">Ctrl + Alt + [Up/Down]</text:p>
          </table:table-cell>
        </table:table-row>
        <table:table-row table:style-name="TableLine93912717705968">
          <table:table-cell table:style-name="Table1.A5" office:value-type="string">
            <text:p text:style-name="P7">editor</text:p>
          </table:table-cell>
          <table:table-cell table:style-name="Table1.B5" office:value-type="string">
            <text:p text:style-name="P7">move line [up/down]</text:p>
          </table:table-cell>
          <table:table-cell table:style-name="Table1.C5" office:value-type="string">
            <text:p text:style-name="P7">Alt + [Up/Down]</text:p>
          </table:table-cell>
        </table:table-row>
        <table:table-row table:style-name="TableLine93912717705968">
          <table:table-cell table:style-name="Table1.A6" office:value-type="string">
            <text:p text:style-name="P7">editor</text:p>
          </table:table-cell>
          <table:table-cell table:style-name="Table1.B6" office:value-type="string">
            <text:p text:style-name="P7">delete line</text:p>
          </table:table-cell>
          <table:table-cell table:style-name="Table1.C6" office:value-type="string">
            <text:p text:style-name="P7">Ctrl + D</text:p>
          </table:table-cell>
        </table:table-row>
        <table:table-row table:style-name="TableLine93912717705968">
          <table:table-cell table:style-name="Table1.A7" office:value-type="string">
            <text:p text:style-name="P7">editor</text:p>
          </table:table-cell>
          <table:table-cell table:style-name="Table1.B7" office:value-type="string">
            <text:p text:style-name="P7">toogle comment</text:p>
          </table:table-cell>
          <table:table-cell table:style-name="Table1.C7" office:value-type="string">
            <text:p text:style-name="P7">Ctrl + 1</text:p>
          </table:table-cell>
        </table:table-row>
        <table:table-row table:style-name="TableLine93912717705968">
          <table:table-cell table:style-name="Table1.A8" office:value-type="string">
            <text:p text:style-name="P7">editor</text:p>
          </table:table-cell>
          <table:table-cell table:style-name="Table1.B8" office:value-type="string">
            <text:p text:style-name="P7">indent / unindent</text:p>
          </table:table-cell>
          <table:table-cell table:style-name="Table1.C8" office:value-type="string">
            <text:p text:style-name="P7">Tab / Shift + Tab</text:p>
          </table:table-cell>
        </table:table-row>
        <table:table-row table:style-name="TableLine93912717705968">
          <table:table-cell table:style-name="Table1.A9" office:value-type="string">
            <text:p text:style-name="P7">editor</text:p>
          </table:table-cell>
          <table:table-cell table:style-name="Table1.B9" office:value-type="string">
            <text:p text:style-name="P7">code completion</text:p>
          </table:table-cell>
          <table:table-cell table:style-name="Table1.C9" office:value-type="string">
            <text:p text:style-name="P7">Ctrl + Space</text:p>
          </table:table-cell>
        </table:table-row>
        <table:table-row table:style-name="TableLine93912717705968">
          <table:table-cell table:style-name="Table1.A10" office:value-type="string">
            <text:p text:style-name="P6"> </text:p>
          </table:table-cell>
          <table:table-cell table:style-name="Table1.B10" office:value-type="string">
            <text:p text:style-name="P7">switch to console</text:p>
          </table:table-cell>
          <table:table-cell table:style-name="Table1.C10" office:value-type="string">
            <text:p text:style-name="P7">Ctrl + Shift + I</text:p>
          </table:table-cell>
        </table:table-row>
        <table:table-row table:style-name="TableLine93912717705968">
          <table:table-cell table:style-name="Table1.A11" office:value-type="string">
            <text:p text:style-name="P6"> </text:p>
          </table:table-cell>
          <table:table-cell table:style-name="Table1.B11" office:value-type="string">
            <text:p text:style-name="P7">switch to editor</text:p>
          </table:table-cell>
          <table:table-cell table:style-name="Table1.C11" office:value-type="string">
            <text:p text:style-name="P7">Ctrl + Shift + E</text:p>
          </table:table-cell>
        </table:table-row>
        <table:table-row table:style-name="TableLine93912717705968">
          <table:table-cell table:style-name="Table1.A12" office:value-type="string">
            <text:p text:style-name="P7">console</text:p>
          </table:table-cell>
          <table:table-cell table:style-name="Table1.B12" office:value-type="string">
            <text:p text:style-name="P7">code completion</text:p>
          </table:table-cell>
          <table:table-cell table:style-name="Table1.C12" office:value-type="string">
            <text:p text:style-name="P7">Tab</text:p>
          </table:table-cell>
        </table:table-row>
        <table:table-row table:style-name="TableLine93912717705968">
          <table:table-cell table:style-name="Table1.A13" office:value-type="string">
            <text:p text:style-name="P7">console</text:p>
          </table:table-cell>
          <table:table-cell table:style-name="Table1.B13" office:value-type="string">
            <text:p text:style-name="P7">clear console</text:p>
          </table:table-cell>
          <table:table-cell table:style-name="Table1.C13" office:value-type="string">
            <text:p text:style-name="P7">Ctrl + L</text:p>
          </table:table-cell>
        </table:table-row>
        <table:table-row table:style-name="TableLine93912717705968">
          <table:table-cell table:style-name="Table1.A14" office:value-type="string">
            <text:p text:style-name="P7">console</text:p>
          </table:table-cell>
          <table:table-cell table:style-name="Table1.B14" office:value-type="string">
            <text:p text:style-name="P7">array builder</text:p>
          </table:table-cell>
          <table:table-cell table:style-name="Table1.C14" office:value-type="string">
            <text:p text:style-name="P5">Ctrl (+ Alt) + M</text:p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08:47.887207028</meta:creation-date>
    <dc:date>2022-01-03T18:17:04.039629796</dc:date>
    <meta:editing-duration>PT2M11S</meta:editing-duration>
    <meta:editing-cycles>1</meta:editing-cycles>
    <meta:generator>LibreOffice/7.1.6.2.0$Linux_X86_64 LibreOffice_project/10$Build-2</meta:generator>
    <meta:document-statistic meta:table-count="1" meta:image-count="0" meta:object-count="0" meta:page-count="2" meta:paragraph-count="61" meta:word-count="385" meta:character-count="2429" meta:non-whitespace-character-count="2115"/>
  </office:meta>
</office:document-meta>
</file>